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66pt"/>
    </style:style>
    <style:style style:name="co2" style:family="table-column">
      <style:table-column-properties fo:break-before="auto" style:column-width="80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hread5" table:style-name="ta1">
        <table:shapes>
          <draw:frame draw:z-index="0" draw:style-name="gr1" draw:text-style-name="P1" svg:width="664.24pt" svg:height="999.86pt" svg:x="176.97pt" svg:y="3.03pt">
            <loext:p draw:notify-on-update-of-ranges="thread5.A1:thread5.A1 thread5.A2:thread5.A21 thread5.B1:thread5.B1 thread5.B2:thread5.B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umber of Threads</text:p>
          </table:table-cell>
          <table:table-cell office:value-type="string" calcext:value-type="string">
            <text:p><text:s/>Execution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395.2" calcext:value-type="float">
            <text:p>43395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360.1" calcext:value-type="float">
            <text:p>16360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081.3" calcext:value-type="float">
            <text:p>11081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005.3" calcext:value-type="float">
            <text:p>14005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446.8" calcext:value-type="float">
            <text:p>11446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307.7" calcext:value-type="float">
            <text:p>26307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96.1" calcext:value-type="float">
            <text:p>14496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6175.1" calcext:value-type="float">
            <text:p>586175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973" calcext:value-type="float">
            <text:p>479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339" calcext:value-type="float">
            <text:p>863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6527.2" calcext:value-type="float">
            <text:p>76527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6536.8" calcext:value-type="float">
            <text:p>86536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7303.5" calcext:value-type="float">
            <text:p>127303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1334" calcext:value-type="float">
            <text:p>1413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6537" calcext:value-type="float">
            <text:p>1265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7959.7" calcext:value-type="float">
            <text:p>137959.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1084.3" calcext:value-type="float">
            <text:p>141084.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2769.6" calcext:value-type="float">
            <text:p>152769.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2300.4" calcext:value-type="float">
            <text:p>162300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6258.2" calcext:value-type="float">
            <text:p>206258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5T19:33:11.998739391</dc:date>
    <meta:editing-duration>PT7M44S</meta:editing-duration>
    <meta:editing-cycles>1</meta:editing-cycles>
    <meta:document-statistic meta:table-count="1" meta:cell-count="4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434cm" svg:height="35.274cm" xlink:href=".." xlink:type="simple" chart:class="chart:scatter" chart:style-name="ch1">
        <chart:title svg:x="7.797cm" svg:y="0.841cm" chart:style-name="ch2">
          <text:p>Execution Time vs. Number of Threads</text:p>
        </chart:title>
        <chart:legend chart:legend-position="bottom" svg:x="9.919cm" svg:y="34.491cm" style:legend-expansion="wide" chart:style-name="ch3"/>
        <chart:plot-area chart:style-name="ch4" table:cell-range-address="thread5.A1:thread5.B21" chart:data-source-has-labels="row" svg:x="1.479cm" svg:y="2.325cm" svg:width="21.487cm" svg:height="30.48cm">
          <chartooo:coordinate-region svg:x="2.841cm" svg:y="2.524cm" svg:width="19.938cm" svg:height="29.634cm"/>
          <chart:axis chart:dimension="x" chart:name="primary-x" chart:style-name="ch5">
            <chart:title svg:x="10.789cm" svg:y="33.51cm" chart:style-name="ch6">
              <text:p>Number of Threads</text:p>
            </chart:title>
          </chart:axis>
          <chart:axis chart:dimension="y" chart:name="primary-y" chart:style-name="ch5">
            <chart:title svg:x="0.451cm" svg:y="20.043cm" chart:style-name="ch7">
              <text:p>Execution Time (in nano seconds)</text:p>
            </chart:title>
            <chart:grid chart:style-name="ch8" chart:class="major"/>
          </chart:axis>
          <chart:series chart:style-name="ch9" chart:values-cell-range-address="thread5.B2:thread5.B21" chart:label-cell-address="thread5.B1:thread5.B1" chart:class="chart:scatter">
            <chart:domain table:cell-range-address="thread5.A2:thread5.A2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Execution Time</text:p>
                <draw:g>
                  <svg:desc>thread5.B1:thread5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hread5.A2:thread5.A21</svg:desc>
                </draw:g>
              </table:table-cell>
              <table:table-cell office:value-type="float" office:value="43395.2">
                <text:p>43395.2</text:p>
                <draw:g>
                  <svg:desc>thread5.B2:thread5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360.1">
                <text:p>1636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081.3">
                <text:p>11081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4005.3">
                <text:p>14005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446.8">
                <text:p>11446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6307.7">
                <text:p>26307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4496.1">
                <text:p>14496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86175.1">
                <text:p>586175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7973">
                <text:p>479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6339">
                <text:p>863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6527.2">
                <text:p>76527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6536.8">
                <text:p>86536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7303.5">
                <text:p>127303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1334">
                <text:p>141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26537">
                <text:p>1265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37959.7">
                <text:p>137959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1084.3">
                <text:p>141084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52769.6">
                <text:p>152769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62300.4">
                <text:p>162300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6258.2">
                <text:p>206258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